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8000001A371FB46CB99651815.png" manifest:media-type="image/png"/>
  <manifest:file-entry manifest:full-path="Pictures/10000001000001C0000000B39A0AC5D6008BDCC9.png" manifest:media-type="image/png"/>
  <manifest:file-entry manifest:full-path="Pictures/10000001000001E70000029473F6E3D2790DB976.png" manifest:media-type="image/png"/>
  <manifest:file-entry manifest:full-path="Pictures/10000001000001A50000014D3BE11CA1CFF3B53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933" loext:opacity="100%"/>
    </style:style>
    <style:style style:name="T4" style:family="text">
      <style:text-properties fo:color="#2a6099" loext:opacity="100%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draw:style-name="gr1" draw:text-style-name="P1" draw:layer="layout" svg:width="14.45cm" svg:height="11.73cm" svg:x="13.198cm" svg:y="0.97cm">
          <draw:image xlink:href="Pictures/10000001000001A50000014D3BE11CA1CFF3B534.png" xlink:type="simple" xlink:show="embed" xlink:actuate="onLoad" draw:mime-type="image/png">
            <text:p/>
          </draw:image>
        </draw:frame>
        <draw:frame draw:style-name="gr2" draw:text-style-name="P2" draw:layer="layout" svg:width="3.81cm" svg:height="0.961cm" svg:x="13.005cm" svg:y="0.11cm">
          <draw:text-box>
            <text:p><text:span text:style-name="T1">Datenbank</text:span></text:p>
          </draw:text-box>
        </draw:frame>
        <draw:frame draw:style-name="gr3" draw:text-style-name="P3" draw:layer="layout" svg:width="8.433cm" svg:height="11.43cm" svg:x="0.635cm" svg:y="3.81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3" draw:text-style-name="P3" draw:layer="layout" svg:width="8.477cm" svg:height="3.386cm" svg:x="0.613cm" svg:y="0.245cm">
          <draw:image xlink:href="Pictures/10000001000001C0000000B39A0AC5D6008BDC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1T1">
        <office:forms form:automatic-focus="false" form:apply-design-mode="false"/>
        <draw:frame draw:style-name="gr3" draw:text-style-name="P3" draw:layer="layout" svg:width="9.263cm" svg:height="12.555cm" svg:x="0.103cm" svg:y="0.145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3" draw:text-style-name="P3" draw:layer="layout" svg:width="18.202cm" svg:height="9.439cm" svg:x="9.525cm" svg:y="0.145cm">
          <draw:image xlink:href="Pictures/1000000100000328000001A371FB46CB9965181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1T1">
        <office:forms form:automatic-focus="false" form:apply-design-mode="false"/>
        <draw:frame draw:style-name="gr2" draw:text-style-name="P5" draw:layer="layout" svg:width="6.206cm" svg:height="3.805cm" svg:x="0.144cm" svg:y="0.105cm">
          <draw:text-box>
            <text:p><text:span text:style-name="T2">/enter</text:span> (get)</text:p>
            <text:p>{</text:p>
            <text:p><text:span text:style-name="T3"><text:tab/></text:span><text:span text:style-name="T3">"tableId": int,</text:span></text:p>
            <text:p><text:span text:style-name="T3"><text:tab/></text:span><text:span text:style-name="T3">"username": str</text:span></text:p>
            <text:p>}</text:p>
            <text:p>{</text:p>
            <text:p><text:tab/><text:span text:style-name="T4">"userId": int</text:span></text:p>
            <text:p>}</text:p>
          </draw:text-box>
        </draw:frame>
        <draw:frame draw:style-name="gr2" draw:text-style-name="P5" draw:layer="layout" svg:width="5.324cm" svg:height="11.626cm" svg:x="6.62cm" svg:y="0cm">
          <draw:text-box>
            <text:p>/<text:span text:style-name="T2">gameinfo</text:span> (get)</text:p>
            <text:p>{</text:p>
            <text:p><text:span text:style-name="T3"><text:tab/></text:span><text:span text:style-name="T3">"tableId": int,</text:span></text:p>
            <text:p><text:span text:style-name="T3"><text:tab/></text:span><text:span text:style-name="T3">"userId": int</text:span></text:p>
            <text:p>}</text:p>
            <text:p/>
            <text:p>{</text:p>
            <text:p><text:span text:style-name="T4"><text:tab/></text:span><text:span text:style-name="T4">turn,</text:span></text:p>
            <text:p><text:span text:style-name="T4"><text:tab/></text:span><text:span text:style-name="T4">player,</text:span></text:p>
            <text:p><text:span text:style-name="T4"><text:tab/></text:span><text:span text:style-name="T4">boardStr,</text:span></text:p>
            <text:p><text:span text:style-name="T4"><text:tab/></text:span><text:span text:style-name="T4">cancel,</text:span></text:p>
            <text:p><text:span text:style-name="T4"><text:tab/></text:span><text:span text:style-name="T4">online,</text:span></text:p>
            <text:p><text:span text:style-name="T4"><text:tab/></text:span><text:span text:style-name="T4">opponent,</text:span></text:p>
            <text:p><text:span text:style-name="T4"><text:tab/></text:span><text:span text:style-name="T4">color</text:span></text:p>
            <text:p>}</text:p>
          </draw:text-box>
        </draw:frame>
        <draw:frame draw:style-name="gr2" draw:text-style-name="P5" draw:layer="layout" svg:width="6.35cm" svg:height="4.516cm" svg:x="12.705cm" svg:y="0cm">
          <draw:text-box>
            <text:p>/<text:span text:style-name="T2">makeMove</text:span> (post)</text:p>
            <text:p>{</text:p>
            <text:p><text:span text:style-name="T3"><text:tab/></text:span><text:span text:style-name="T3">"move": 0-63</text:span></text:p>
            <text:p><text:span text:style-name="T3"><text:tab/></text:span><text:span text:style-name="T3">"player": 0|1</text:span></text:p>
            <text:p><text:span text:style-name="T3"><text:tab/></text:span><text:span text:style-name="T3">"tableId": int</text:span></text:p>
            <text:p>}</text:p>
          </draw:text-box>
        </draw:frame>
        <draw:frame draw:style-name="gr2" draw:text-style-name="P5" draw:layer="layout" svg:width="5.345cm" svg:height="3.805cm" svg:x="19.685cm" svg:y="0.005cm">
          <draw:text-box>
            <text:p>/<text:span text:style-name="T2">cancel</text:span> (post)</text:p>
            <text:p>{</text:p>
            <text:p><text:span text:style-name="T3"><text:tab/></text:span><text:span text:style-name="T3">"player": 1|2,</text:span></text:p>
            <text:p><text:span text:style-name="T3"><text:tab/></text:span><text:span text:style-name="T3">"tableId": int</text:span></text:p>
            <text:p>}</text:p>
          </draw:text-box>
        </draw:frame>
        <draw:frame draw:style-name="gr2" draw:text-style-name="P5" draw:layer="layout" svg:width="3.81cm" svg:height="3.175cm" svg:x="23.495cm" svg:y="9.525cm">
          <draw:text-box>
            <text:p>/<text:span text:style-name="T2">resetDB</text:span></text:p>
            <text:p><text:span text:style-name="T5">/</text:span><text:span text:style-name="T2">debugDB</text:span></text:p>
            <text:p><text:span text:style-name="T5">/</text:span><text:span text:style-name="T2">examp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2:25:58.102759720</meta:creation-date>
    <meta:editing-duration>PT1H46M14S</meta:editing-duration>
    <meta:editing-cycles>15</meta:editing-cycles>
    <meta:generator>LibreOffice/7.5.7.1$Linux_X86_64 LibreOffice_project/50$Build-1</meta:generator>
    <dc:title>Forestbird</dc:title>
    <dc:date>2023-11-12T21:16:44.775861383</dc:date>
    <meta:document-statistic meta:object-count="280"/>
    <meta:template xlink:type="simple" xlink:actuate="onRequest" xlink:title="Forestbird" xlink:href="../../../../../../usr/lib/libreoffice/share/template/common/presnt/Forestbird.otp" meta:date="2023-11-12T12:25:57.196546706"/>
  </office:meta>
</office:document-meta>
</file>